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Preformatted_20_Text" style:list-style-name="L30"/>
    <style:style style:name="P4" style:family="paragraph" style:parent-style-name="Preformatted_20_Text" style:list-style-name="L32"/>
    <style:style style:name="P5" style:family="paragraph" style:parent-style-name="Preformatted_20_Text" style:list-style-name="L33"/>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6">
      <style:paragraph-properties fo:margin-top="0in" fo:margin-bottom="0in" style:contextual-spacing="false"/>
    </style:style>
    <style:style style:name="P11" style:family="paragraph" style:parent-style-name="Text_20_body" style:list-style-name="L7">
      <style:paragraph-properties fo:margin-top="0in" fo:margin-bottom="0in" style:contextual-spacing="false"/>
    </style:style>
    <style:style style:name="P12" style:family="paragraph" style:parent-style-name="Text_20_body" style:list-style-name="L8">
      <style:paragraph-properties fo:margin-top="0in" fo:margin-bottom="0in" style:contextual-spacing="false"/>
    </style:style>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paragraph-properties fo:margin-top="0in" fo:margin-bottom="0in" style:contextual-spacing="false"/>
    </style:style>
    <style:style style:name="P16" style:family="paragraph" style:parent-style-name="Text_20_body" style:list-style-name="L12"/>
    <style:style style:name="P17" style:family="paragraph" style:parent-style-name="Text_20_body" style:list-style-name="L13">
      <style:paragraph-properties fo:margin-top="0in" fo:margin-bottom="0in" style:contextual-spacing="false"/>
    </style:style>
    <style:style style:name="P18" style:family="paragraph" style:parent-style-name="Text_20_body" style:list-style-name="L14">
      <style:paragraph-properties fo:margin-top="0in" fo:margin-bottom="0in" style:contextual-spacing="false"/>
    </style:style>
    <style:style style:name="P19" style:family="paragraph" style:parent-style-name="Text_20_body" style:list-style-name="L15"/>
    <style:style style:name="P20" style:family="paragraph" style:parent-style-name="Text_20_body" style:list-style-name="L16">
      <style:paragraph-properties fo:margin-top="0in" fo:margin-bottom="0in" style:contextual-spacing="false"/>
    </style:style>
    <style:style style:name="P21" style:family="paragraph" style:parent-style-name="Text_20_body" style:list-style-name="L17">
      <style:paragraph-properties fo:margin-top="0in" fo:margin-bottom="0in" style:contextual-spacing="false"/>
    </style:style>
    <style:style style:name="P22" style:family="paragraph" style:parent-style-name="Text_20_body" style:list-style-name="L18">
      <style:paragraph-properties fo:margin-top="0in" fo:margin-bottom="0in" style:contextual-spacing="false"/>
    </style:style>
    <style:style style:name="P23" style:family="paragraph" style:parent-style-name="Text_20_body" style:list-style-name="L19">
      <style:paragraph-properties fo:margin-top="0in" fo:margin-bottom="0in" style:contextual-spacing="false"/>
    </style:style>
    <style:style style:name="P24" style:family="paragraph" style:parent-style-name="Text_20_body" style:list-style-name="L20">
      <style:paragraph-properties fo:margin-top="0in" fo:margin-bottom="0in" style:contextual-spacing="false"/>
    </style:style>
    <style:style style:name="P25" style:family="paragraph" style:parent-style-name="Text_20_body" style:list-style-name="L21">
      <style:paragraph-properties fo:margin-top="0in" fo:margin-bottom="0in" style:contextual-spacing="false"/>
    </style:style>
    <style:style style:name="P26" style:family="paragraph" style:parent-style-name="Text_20_body" style:list-style-name="L22">
      <style:paragraph-properties fo:margin-top="0in" fo:margin-bottom="0in" style:contextual-spacing="false"/>
    </style:style>
    <style:style style:name="P27" style:family="paragraph" style:parent-style-name="Text_20_body" style:list-style-name="L23">
      <style:paragraph-properties fo:margin-top="0in" fo:margin-bottom="0in" style:contextual-spacing="false"/>
    </style:style>
    <style:style style:name="P28" style:family="paragraph" style:parent-style-name="Text_20_body" style:list-style-name="L24">
      <style:paragraph-properties fo:margin-top="0in" fo:margin-bottom="0in" style:contextual-spacing="false"/>
    </style:style>
    <style:style style:name="P29" style:family="paragraph" style:parent-style-name="Text_20_body" style:list-style-name="L25"/>
    <style:style style:name="P30" style:family="paragraph" style:parent-style-name="Text_20_body" style:list-style-name="L26">
      <style:paragraph-properties fo:margin-top="0in" fo:margin-bottom="0in" style:contextual-spacing="false"/>
    </style:style>
    <style:style style:name="P31" style:family="paragraph" style:parent-style-name="Text_20_body" style:list-style-name="L27">
      <style:paragraph-properties fo:margin-top="0in" fo:margin-bottom="0in" style:contextual-spacing="false"/>
    </style:style>
    <style:style style:name="P32" style:family="paragraph" style:parent-style-name="Text_20_body" style:list-style-name="L28">
      <style:paragraph-properties fo:margin-top="0in" fo:margin-bottom="0in" style:contextual-spacing="false"/>
    </style:style>
    <style:style style:name="P33" style:family="paragraph" style:parent-style-name="Text_20_body" style:list-style-name="L29">
      <style:paragraph-properties fo:margin-top="0in" fo:margin-bottom="0in" style:contextual-spacing="false"/>
    </style:style>
    <style:style style:name="P34" style:family="paragraph" style:parent-style-name="Text_20_body" style:list-style-name="L30"/>
    <style:style style:name="P35" style:family="paragraph" style:parent-style-name="Text_20_body" style:list-style-name="L31">
      <style:paragraph-properties fo:margin-top="0in" fo:margin-bottom="0in" style:contextual-spacing="false"/>
    </style:style>
    <style:style style:name="P36" style:family="paragraph" style:parent-style-name="Text_20_body" style:list-style-name="L32"/>
    <style:style style:name="P37" style:family="paragraph" style:parent-style-name="Text_20_body" style:list-style-name="L33"/>
    <style:style style:name="P38" style:family="paragraph" style:parent-style-name="Text_20_body" style:list-style-name="L34">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managing-processes-with-ps-top-and-kill"/>Managing Processes with PS, Top, and Kill<text:bookmark-end text:name="managing-processes-with-ps-top-and-kill"/></text:h>
      <text:h text:style-name="Heading_20_2" text:outline-level="2" text:is-list-header="true"><text:bookmark-start text:name="introduction"/>Introduction<text:bookmark-end text:name="introduction"/></text:h>
      <text:h text:style-name="Heading_20_3" text:outline-level="3"><text:bookmark-start text:name="what-is-a-process"/>What is a Process?<text:bookmark-end text:name="what-is-a-process"/></text:h>
      <text:p text:style-name="First_20_paragraph">In Linux, a <text:span text:style-name="T1">process</text:span> is essentially an instance of a running program. Think of it like this: when you open a web browser, that's a process. When a server runs a web application, that's also a process. Each process has its own dedicated resources, like memory, and operates independently.</text:p>
      <text:p text:style-name="Text_20_body">Every process in Linux is assigned a unique number called a <text:span text:style-name="T1">Process ID (PID)</text:span>. This PID is crucial because it's how the operating system and you, as an administrator, identify and interact with specific processes. It's like a social security number for a running program – unique and essential for tracking.</text:p>
      <text:p text:style-name="Text_20_body">Processes don't just appear; they have a lifecycle:</text:p>
      <text:list xml:id="list4041315341" text:style-name="L7">
        <text:list-item>
          <text:p text:style-name="P11"><text:span text:style-name="T1">Creation</text:span>: A process is typically created when you execute a command or an application starts. It often originates from a "parent" process, which then creates a "child" process.</text:p>
        </text:list-item>
        <text:list-item>
          <text:p text:style-name="P11"><text:span text:style-name="T1">Execution</text:span>: The process runs, performing its intended tasks.</text:p>
        </text:list-item>
        <text:list-item>
          <text:p text:style-name="P11"><text:span text:style-name="T1">Termination</text:span>: The process eventually ends, either because it completes its task, encounters an error, or is manually stopped.</text:p>
        </text:list-item>
      </text:list>
      <text:p text:style-name="First_20_paragraph">Speaking of parent and child processes, almost every process on your system (except for the very first one, systemd or init, which has a PID of 1) has a <text:span text:style-name="T1">Parent Process ID (PPID)</text:span>. This PPID tells you which process started it. It's like a family tree for your running programs, helping you understand their relationships and dependencies. For example, if you open a terminal and then run a command, the terminal is the parent process, and your command is the child process.</text:p>
      <text:p text:style-name="Text_20_body">To put it simply, every time you or your server starts an application, a new process with a unique ID is born, does its job, and then eventually ends. Understanding these IDs and relationships is key to managing your system effectively.</text:p>
      <text:h text:style-name="Heading_20_3" text:outline-level="3"><text:bookmark-start text:name="process-states"/>Process States<text:bookmark-end text:name="process-states"/></text:h>
      <text:p text:style-name="First_20_paragraph">Just like humans, processes go through different states. These states indicate what a process is currently doing or waiting for. Understanding these states is vital for diagnosing system performance issues or troubleshooting misbehaving applications.</text:p>
      <text:p text:style-name="Text_20_body">Here are some of the most common process states you'll encounter:</text:p>
      <text:list xml:id="list3333561033" text:style-name="L8">
        <text:list-item>
          <text:p text:style-name="P12"><text:span text:style-name="T1">Running (R)</text:span>: This is the ideal state! It means the process is actively executing on the CPU, or it's ready to run and waiting for its turn. Think of it as a busy chef actively cooking.</text:p>
        </text:list-item>
        <text:list-item>
          <text:p text:style-name="P12"><text:span text:style-name="T1">Sleeping (S)</text:span>: Most processes spend a lot of their time in a sleeping state. This means the process is waiting for an event to occur, such as user input, a disk operation to complete, <text:soft-page-break/>or data to arrive over the network. It's like the chef waiting for ingredients to be delivered.</text:p>
        </text:list-item>
        <text:list-item>
          <text:p text:style-name="P12"><text:span text:style-name="T1">Stopped (T)</text:span>: A process in the stopped state has been suspended. This usually happens when a user or another process sends a signal to pause it. It's like the chef taking a forced break. You can often resume stopped processes.</text:p>
        </text:list-item>
        <text:list-item>
          <text:p text:style-name="P12"><text:span text:style-name="T1">Zombie (Z)</text:span>: This is a less common but important state to understand. A zombie process is one that has terminated, but its entry in the process table still exists because its parent process hasn't yet collected its exit status. These processes consume very few resources, but a large number of them can indicate a problem with a parent process. Think of it as a chef who has finished cooking but is still waiting for the restaurant manager to acknowledge their completion.</text:p>
        </text:list-item>
        <text:list-item>
          <text:p text:style-name="P12"><text:span text:style-name="T1">Uninterruptible Sleep (D)</text:span>: This is similar to sleeping but is a deeper sleep state. Processes in this state are typically waiting for I/O (Input/Output) operations to complete and cannot be interrupted by signals. If a process is stuck in this state for a long time, it can indicate a serious issue with a device or a network share.</text:p>
        </text:list-item>
      </text:list>
      <text:p text:style-name="First_20_paragraph">Knowing these states helps you interpret output from tools like <text:span text:style-name="Source_5f_Text">ps</text:span> and <text:span text:style-name="Source_5f_Text">top</text:span>, giving you insights into your system's activity. For instance, if you see many processes in an uninterruptible sleep state, it might point to a disk or network issue.</text:p>
      <text:h text:style-name="Heading_20_2" text:outline-level="2"><text:bookmark-start text:name="viewing-processes-with-ps"/>Viewing Processes with <text:span text:style-name="Source_5f_Text">ps</text:span><text:bookmark-end text:name="viewing-processes-with-ps"/></text:h>
      <text:p text:style-name="First_20_paragraph">Now that you understand what processes are and their different states, the first tool in your arsenal for inspecting them is the <text:span text:style-name="Source_5f_Text">ps</text:span> command. Think of <text:span text:style-name="Source_5f_Text">ps</text:span> as a snapshot tool; it displays information about currently running processes at the moment you execute the command. It's like taking a photograph of all the activity happening on your system right now.</text:p>
      <text:p text:style-name="Text_20_body">When you just type <text:span text:style-name="Source_5f_Text">ps</text:span> in your terminal and press Enter, you'll usually see a very limited output, often just the processes associated with your current shell. To get a more comprehensive view, especially on a server, you'll typically use <text:span text:style-name="Source_5f_Text">ps</text:span> with some options.</text:p>
      <text:p text:style-name="Text_20_body">Two of the most common and useful sets of options are:</text:p>
      <text:list xml:id="list3753375072" text:style-name="L9">
        <text:list-item>
          <text:p text:style-name="P13"><text:span text:style-name="Source_5f_Text">ps aux</text:span>: This is a very popular combination.</text:p>
          <text:list text:style-name="L10">
            <text:list-item>
              <text:p text:style-name="P14"><text:span text:style-name="Source_5f_Text">a</text:span>: Shows processes for all users.</text:p>
            </text:list-item>
            <text:list-item>
              <text:p text:style-name="P14"><text:span text:style-name="Source_5f_Text">u</text:span>: Displays user-oriented format, which includes details like the user running the process, CPU usage, memory usage, start time, and the command itself.</text:p>
            </text:list-item>
            <text:list-item>
              <text:p text:style-name="P14"><text:span text:style-name="Source_5f_Text">x</text:span>: Includes processes not attached to a terminal. This is crucial for servers, as many background services don't have a terminal attached.</text:p>
              <text:p text:style-name="P14">When you run <text:span text:style-name="Source_5f_Text">ps aux</text:span>, you'll get a lot of information, typically organized into columns like:</text:p>
              <text:list text:style-name="L11">
                <text:list-item>
                  <text:p text:style-name="P15"><text:span text:style-name="T1">USER</text:span>: The user who owns the process.</text:p>
                </text:list-item>
                <text:list-item>
                  <text:p text:style-name="P15"><text:span text:style-name="T1">PID</text:span>: The unique Process ID we discussed.</text:p>
                </text:list-item>
                <text:list-item>
                  <text:p text:style-name="P15"><text:soft-page-break/><text:span text:style-name="T1">%CPU</text:span>: The percentage of CPU time the process is currently using.</text:p>
                </text:list-item>
                <text:list-item>
                  <text:p text:style-name="P15"><text:span text:style-name="T1">%MEM</text:span>: The percentage of physical memory the process is consuming.</text:p>
                </text:list-item>
                <text:list-item>
                  <text:p text:style-name="P15"><text:span text:style-name="T1">VSZ</text:span>: Virtual memory size in kilobytes.</text:p>
                </text:list-item>
                <text:list-item>
                  <text:p text:style-name="P15"><text:span text:style-name="T1">RSS</text:span>: Resident Set Size (physical memory used) in kilobytes.</text:p>
                </text:list-item>
                <text:list-item>
                  <text:p text:style-name="P15"><text:span text:style-name="T1">TTY</text:span>: The controlling terminal (or ? for processes not attached to a terminal).</text:p>
                </text:list-item>
                <text:list-item>
                  <text:p text:style-name="P15"><text:span text:style-name="T1">STAT</text:span>: The process state (e.g., S for sleeping, R for running).</text:p>
                </text:list-item>
                <text:list-item>
                  <text:p text:style-name="P15"><text:span text:style-name="T1">START</text:span>: The time the process started.</text:p>
                </text:list-item>
                <text:list-item>
                  <text:p text:style-name="P15"><text:span text:style-name="T1">TIME</text:span>: Cumulative CPU time the process has used.</text:p>
                </text:list-item>
                <text:list-item>
                  <text:p text:style-name="P15"><text:span text:style-name="T1">COMMAND</text:span>: The command that started the process, including its arguments.</text:p>
                </text:list-item>
              </text:list>
            </text:list-item>
          </text:list>
        </text:list-item>
        <text:list-item>
          <text:p text:style-name="P13"><text:span text:style-name="Source_5f_Text">ps -ef</text:span>: This is another frequently used option combination, often preferred for its clear, full listing of commands.</text:p>
          <text:list text:style-name="L12">
            <text:list-item>
              <text:p text:style-name="P16"><text:span text:style-name="Source_5f_Text">-e</text:span>: Selects all processes.</text:p>
            </text:list-item>
            <text:list-item>
              <text:p text:style-name="P16"><text:span text:style-name="Source_5f_Text">-f</text:span>: Displays a full-format listing.</text:p>
              <text:p text:style-name="P16">While similar to <text:span text:style-name="Source_5f_Text">aux</text:span>, <text:span text:style-name="Source_5f_Text">ps -ef</text:span> often provides a clearer view of the full command path for each process, which can be very helpful for identifying exactly what's running. It also includes the PPID (Parent Process ID), which is great for tracing the "family tree" of processes.</text:p>
            </text:list-item>
          </text:list>
        </text:list-item>
      </text:list>
      <text:p text:style-name="First_20_paragraph"><text:span text:style-name="T1">Why are these important?</text:span> As a system administrator, <text:span text:style-name="Source_5f_Text">ps aux</text:span> or <text:span text:style-name="Source_5f_Text">ps -ef</text:span> are your first go-to commands to quickly see what's consuming resources, identify unexpected processes, or just get an overview of system activity.</text:p>
      <text:p text:style-name="Text_20_body">For example, if you see a process consuming 90% of the CPU, that's a red flag! Or if you find a process running that you don't recognize, it's something to investigate.</text:p>
      <text:h text:style-name="Heading_20_3" text:outline-level="3"><text:bookmark-start text:name="filtering-ps-output"/>Filtering <text:span text:style-name="Source_5f_Text">ps</text:span> Output<text:bookmark-end text:name="filtering-ps-output"/></text:h>
      <text:p text:style-name="First_20_paragraph">Imagine you're trying to find a specific book in a massive library. You wouldn't just look at every single book, right? You'd use a search system. In Linux, when you want to find specific processes from the <text:span text:style-name="Source_5f_Text">ps</text:span> output, you use a command called <text:span text:style-name="Source_5f_Text">grep</text:span>.</text:p>
      <text:p text:style-name="Text_20_body"><text:span text:style-name="Source_5f_Text">grep</text:span> (Global Regular Expression Print) is a powerful command-line utility for searching plain-text data sets for lines that match a regular expression. In simpler terms, it helps you find lines of text that contain a specific word or pattern.</text:p>
      <text:p text:style-name="Text_20_body">Here's how you combine <text:span text:style-name="Source_5f_Text">ps</text:span> and <text:span text:style-name="Source_5f_Text">grep</text:span> to filter process lists:</text:p>
      <text:p text:style-name="Text_20_body">You use the pipe symbol (<text:span text:style-name="Source_5f_Text">|</text:span>) to send the output of one command as the input to another. So, the general syntax looks like this:</text:p>
      <text:p text:style-name="Preformatted_20_Text"><text:span text:style-name="FunctionTok">ps</text:span><text:span text:style-name="NormalTok"> aux </text:span><text:span text:style-name="KeywordTok">|</text:span><text:span text:style-name="NormalTok"> </text:span><text:span text:style-name="FunctionTok">grep</text:span><text:span text:style-name="NormalTok"> </text:span><text:span text:style-name="PreprocessorTok">[</text:span><text:span text:style-name="SpecialStringTok">search_term</text:span><text:span text:style-name="PreprocessorTok">]</text:span> </text:p>
      <text:p text:style-name="First_20_paragraph">Let's break it down:</text:p>
      <text:list xml:id="list3659139528" text:style-name="L13">
        <text:list-item>
          <text:p text:style-name="P17"><text:span text:style-name="Source_5f_Text">ps aux</text:span>: This generates our comprehensive list of all processes, as we discussed.</text:p>
        </text:list-item>
        <text:list-item>
          <text:p text:style-name="P17"><text:span text:style-name="Source_5f_Text">|</text:span> <text:span text:style-name="T1">(pipe)</text:span>: This takes the entire output of ps aux and "pipes" it as input to the grep <text:soft-page-break/>command.</text:p>
        </text:list-item>
        <text:list-item>
          <text:p text:style-name="P17"><text:span text:style-name="Source_5f_Text">grep [search_term]</text:span>: This then searches through that piped input for any lines that contain your <text:span text:style-name="Source_5f_Text">[search_term]</text:span>.</text:p>
        </text:list-item>
      </text:list>
      <text:p text:style-name="P2">Example:</text:p>
      <text:p text:style-name="Text_20_body">Suppose you want to find all processes related to the Apache web server, which often shows up as <text:span text:style-name="Source_5f_Text">httpd</text:span> or <text:span text:style-name="Source_5f_Text">apache2</text:span>. You would type:</text:p>
      <text:p text:style-name="Preformatted_20_Text"><text:span text:style-name="FunctionTok">ps</text:span><text:span text:style-name="NormalTok"> aux </text:span><text:span text:style-name="KeywordTok">|</text:span><text:span text:style-name="NormalTok"> </text:span><text:span text:style-name="FunctionTok">grep</text:span><text:span text:style-name="NormalTok"> httpd</text:span> </text:p>
      <text:p text:style-name="First_20_paragraph">This would display only the lines from the <text:span text:style-name="Source_5f_Text">ps aux</text:span> output that contain the string "httpd".</text:p>
      <text:p text:style-name="Text_20_body"><text:span text:style-name="T1">A common trick</text:span>: When using <text:span text:style-name="Source_5f_Text">grep</text:span> to search for a process, you'll often notice that the <text:span text:style-name="Source_5f_Text">grep</text:span> command itself shows up in the results! For example, <text:span text:style-name="Source_5f_Text">grep httpd</text:span> will show the httpd processes AND the grep httpd process itself. To avoid this, you can use a small regular expression trick by enclosing one letter of your search term in square brackets:</text:p>
      <text:p text:style-name="Preformatted_20_Text"><text:span text:style-name="FunctionTok">ps</text:span><text:span text:style-name="NormalTok"> aux </text:span><text:span text:style-name="KeywordTok">|</text:span><text:span text:style-name="NormalTok"> </text:span><text:span text:style-name="FunctionTok">grep</text:span><text:span text:style-name="NormalTok"> </text:span><text:span text:style-name="PreprocessorTok">[</text:span><text:span text:style-name="SpecialStringTok">h</text:span><text:span text:style-name="PreprocessorTok">]</text:span><text:span text:style-name="NormalTok">ttpd</text:span> </text:p>
      <text:p text:style-name="First_20_paragraph">This tells <text:span text:style-name="Source_5f_Text">grep</text:span> to search for <text:span text:style-name="Source_5f_Text">httpd</text:span> but prevents it from matching its own command line because <text:span text:style-name="Source_5f_Text">[h]ttpd</text:span> won't match <text:span text:style-name="Source_5f_Text">grep httpd</text:span>. It's a neat way to keep your output clean.</text:p>
      <text:p text:style-name="Text_20_body">Being able to filter ps output is incredibly useful for system administrators. You can quickly:</text:p>
      <text:list xml:id="list3588778466" text:style-name="L14">
        <text:list-item>
          <text:p text:style-name="P18">Find if a specific service is running (e.g., <text:span text:style-name="Source_5f_Text">ps aux | grep mysql</text:span>).</text:p>
        </text:list-item>
        <text:list-item>
          <text:p text:style-name="P18">Identify all processes run by a particular user (e.g., <text:span text:style-name="Source_5f_Text">ps aux | grep janedoe</text:span>).</text:p>
        </text:list-item>
        <text:list-item>
          <text:p text:style-name="P18">Check for processes consuming high resources by looking for specific applications.</text:p>
        </text:list-item>
      </text:list>
      <text:h text:style-name="Heading_20_2" text:outline-level="2"><text:bookmark-start text:name="real-time-process-monitoring-top"/>Real-time Process Monitoring <text:span text:style-name="Source_5f_Text">top</text:span><text:bookmark-end text:name="real-time-process-monitoring-top"/></text:h>
      <text:p text:style-name="First_20_paragraph">While <text:span text:style-name="Source_5f_Text">ps</text:span> gives you a static snapshot, the <text:span text:style-name="Source_5f_Text">top</text:span> command (which stands for "table of processes") provides a dynamic, real-time look at your system's processes. It's like watching a live video feed of your server's activity, rather than just looking at a photo. This is incredibly valuable for identifying performance bottlenecks, sudden spikes in resource usage, or misbehaving processes as they happen.</text:p>
      <text:p text:style-name="Text_20_body">When you simply type top and press Enter, your terminal will transform into a constantly refreshing display. The top command is interactive, meaning you can press keys while it's running to change its display or perform actions.</text:p>
      <text:p text:style-name="Text_20_body">Let's break down the typical output of <text:span text:style-name="Source_5f_Text">top</text:span>:</text:p>
      <text:h text:style-name="Heading_20_3" text:outline-level="3"><text:bookmark-start text:name="the-header-information-top-section"/>The Header Information (Top Section)<text:bookmark-end text:name="the-header-information-top-section"/></text:h>
      <text:p text:style-name="First_20_paragraph">This section provides a summary of your system's overall health:</text:p>
      <text:list xml:id="list3874836933" text:style-name="L15">
        <text:list-item>
          <text:p text:style-name="P19"><text:span text:style-name="T1">System Uptime and Load Average</text:span>:</text:p>
          <text:list text:style-name="L16">
            <text:list-item>
              <text:p text:style-name="P20"><text:span text:style-name="Source_5f_Text">top - hh:mm:ss up D days, hh:mm, X users, load average: 0.10, 0.20, 0.15</text:span></text:p>
            </text:list-item>
            <text:list-item>
              <text:p text:style-name="P20">Shows current time, how long the system has been running (<text:span text:style-name="Source_5f_Text">up</text:span>), how many users are <text:soft-page-break/>logged in, and the <text:span text:style-name="T1">load average</text:span>. The load average indicates the average number of processes that are either running or waiting to run over the last 1, 5, and 15 minutes. High numbers here can suggest a busy or overloaded system.</text:p>
            </text:list-item>
          </text:list>
        </text:list-item>
        <text:list-item>
          <text:p text:style-name="P19"><text:span text:style-name="T1">Tasks Summary</text:span>:</text:p>
          <text:list text:style-name="L17">
            <text:list-item>
              <text:p text:style-name="P21"><text:span text:style-name="Source_5f_Text">Tasks: total, running, sleeping, stopped, zombie</text:span></text:p>
            </text:list-item>
            <text:list-item>
              <text:p text:style-name="P21">Gives you a count of processes in each state we discussed earlier. This is a quick way to spot, for example, a large number of <text:span text:style-name="Source_5f_Text">zombie</text:span> processes.</text:p>
            </text:list-item>
          </text:list>
        </text:list-item>
        <text:list-item>
          <text:p text:style-name="P19"><text:span text:style-name="T1">CPU Usage</text:span>:</text:p>
          <text:list text:style-name="L18">
            <text:list-item>
              <text:p text:style-name="P22"><text:span text:style-name="Source_5f_Text">%Cpu(s): us, sy, ni, id, wa, hi, si, st</text:span></text:p>
            </text:list-item>
            <text:list-item>
              <text:p text:style-name="P22">This is a critical metric.</text:p>
              <text:list text:style-name="L19">
                <text:list-item>
                  <text:p text:style-name="P23"><text:span text:style-name="Source_5f_Text">us</text:span>: user CPU time (processes running in user space).</text:p>
                </text:list-item>
                <text:list-item>
                  <text:p text:style-name="P23"><text:span text:style-name="Source_5f_Text">sy</text:span>: system CPU time (kernel processes).</text:p>
                </text:list-item>
                <text:list-item>
                  <text:p text:style-name="P23"><text:span text:style-name="Source_5f_Text">id</text:span>: idle CPU time (how much CPU is doing nothing - you want this high!).</text:p>
                </text:list-item>
                <text:list-item>
                  <text:p text:style-name="P23"><text:span text:style-name="Source_5f_Text">wa</text:span>: wait I/O time (CPU waiting for disk or network I/O).</text:p>
                </text:list-item>
              </text:list>
            </text:list-item>
            <text:list-item>
              <text:p text:style-name="P22">If us or sy are consistently high, it means your CPU is working hard. If wa is high, your system might be bottlenecked by slow storage or network.</text:p>
            </text:list-item>
          </text:list>
        </text:list-item>
        <text:list-item>
          <text:p text:style-name="P19"><text:span text:style-name="T1">Memory Usage</text:span>:</text:p>
          <text:list text:style-name="L20">
            <text:list-item>
              <text:p text:style-name="P24"><text:span text:style-name="Source_5f_Text">MiB Mem : total, free, used, buff/cache</text:span></text:p>
            </text:list-item>
            <text:list-item>
              <text:p text:style-name="P24"><text:span text:style-name="Source_5f_Text">MiB Swap: total, free, used, avail Mem</text:span></text:p>
            </text:list-item>
            <text:list-item>
              <text:p text:style-name="P24">Shows how much physical RAM (<text:span text:style-name="Source_5f_Text">Mem</text:span>) and swap space (a portion of your hard drive used as virtual RAM) are available, used, and free. If your "used" memory is consistently near "total," and "swap used" is high, your system might be experiencing memory pressure, leading to slower performance.</text:p>
            </text:list-item>
          </text:list>
        </text:list-item>
      </text:list>
      <text:h text:style-name="Heading_20_3" text:outline-level="3"><text:bookmark-start text:name="the-process-list-bottom-section"/>The Process List (Bottom Section)<text:bookmark-end text:name="the-process-list-bottom-section"/></text:h>
      <text:p text:style-name="First_20_paragraph">Below the header, you'll see a list of individual processes, similar to <text:span text:style-name="Source_5f_Text">ps</text:span>, but constantly updated. By default, <text:span text:style-name="Source_5f_Text">top</text:span> sorts processes by <text:span text:style-name="Source_5f_Text">%CPU</text:span> usage in descending order, showing you which processes are consuming the most processing power. The columns are largely similar to <text:span text:style-name="Source_5f_Text">ps</text:span>, including <text:span text:style-name="T1">PID, USER, %CPU, %MEM, COMMAND, and STAT</text:span> (process state).</text:p>
      <text:p text:style-name="Text_20_body">Why is <text:span text:style-name="Source_5f_Text">top</text:span> important?</text:p>
      <text:p text:style-name="Text_20_body"><text:span text:style-name="Source_5f_Text">top</text:span> is invaluable for:</text:p>
      <text:list xml:id="list4244934110" text:style-name="L21">
        <text:list-item>
          <text:p text:style-name="P25"><text:span text:style-name="T1">Spotting resource hogs</text:span>: Quickly identify processes consuming excessive CPU or memory in real-time.</text:p>
        </text:list-item>
        <text:list-item>
          <text:p text:style-name="P25"><text:span text:style-name="T1">Troubleshooting slowness</text:span>: See if a particular application is causing system slowdowns.</text:p>
        </text:list-item>
        <text:list-item>
          <text:p text:style-name="P25"><text:span text:style-name="T1">Monitoring system health</text:span>: Get an immediate overview of your system's overall performance.</text:p>
        </text:list-item>
      </text:list>
      <text:h text:style-name="Heading_20_3" text:outline-level="3"><text:bookmark-start text:name="key-metrics-and-sorting-processes-in-top"/>Key Metrics and Sorting Processes in <text:span text:style-name="Source_5f_Text">top</text:span><text:bookmark-end text:name="key-metrics-and-sorting-processes-in-top"/></text:h>
      <text:p text:style-name="First_20_paragraph">Now that you're familiar with the general layout of <text:span text:style-name="Source_5f_Text">top</text:span>, let's dive a little deeper into the key metrics displayed and, more importantly, how you can interact with <text:span text:style-name="Source_5f_Text">top</text:span> to get the information <text:soft-page-break/>you need most.</text:p>
      <text:p text:style-name="Text_20_body">As we saw, <text:span text:style-name="Source_5f_Text">top</text:span> provides crucial columns in its process list:</text:p>
      <text:list xml:id="list3765224358" text:style-name="L22">
        <text:list-item>
          <text:p text:style-name="P26"><text:span text:style-name="Source_5f_Text">PID</text:span>: The unique Process ID.</text:p>
        </text:list-item>
        <text:list-item>
          <text:p text:style-name="P26"><text:span text:style-name="Source_5f_Text">USER</text:span>: The owner of the process.</text:p>
        </text:list-item>
        <text:list-item>
          <text:p text:style-name="P26"><text:span text:style-name="Source_5f_Text">PR / NI</text:span>: Priority (<text:span text:style-name="Source_5f_Text">PR</text:span>) and Nice value (<text:span text:style-name="Source_5f_Text">NI</text:span>). These relate to how much CPU time a process gets. Lower nice values mean higher priority.</text:p>
        </text:list-item>
        <text:list-item>
          <text:p text:style-name="P26"><text:span text:style-name="Source_5f_Text">VIRT</text:span>: Virtual memory used by the process.</text:p>
        </text:list-item>
        <text:list-item>
          <text:p text:style-name="P26"><text:span text:style-name="Source_5f_Text">RES</text:span>: Resident Set Size – the actual physical memory (RAM) used by the process. This is often a more important indicator of real memory usage than <text:span text:style-name="Source_5f_Text">VIRT</text:span>.</text:p>
        </text:list-item>
        <text:list-item>
          <text:p text:style-name="P26"><text:span text:style-name="Source_5f_Text">SHR</text:span>: Shared memory used by the process.</text:p>
        </text:list-item>
        <text:list-item>
          <text:p text:style-name="P26"><text:span text:style-name="Source_5f_Text">S</text:span>: Process status (e.g., <text:span text:style-name="Source_5f_Text">R</text:span> for running, <text:span text:style-name="Source_5f_Text">S</text:span> for sleeping, <text:span text:style-name="Source_5f_Text">Z</text:span> for zombie, <text:span text:style-name="Source_5f_Text">T</text:span> for stopped).</text:p>
        </text:list-item>
        <text:list-item>
          <text:p text:style-name="P26"><text:span text:style-name="Source_5f_Text">%CPU</text:span>: The percentage of CPU time the process has used since the last screen update.</text:p>
        </text:list-item>
        <text:list-item>
          <text:p text:style-name="P26"><text:span text:style-name="Source_5f_Text">%MEM</text:span>: The percentage of physical memory the process is currently using.</text:p>
        </text:list-item>
        <text:list-item>
          <text:p text:style-name="P26"><text:span text:style-name="Source_5f_Text">TIME+</text:span>: Total CPU time the process has used since it started, in hundredths of a second.</text:p>
        </text:list-item>
        <text:list-item>
          <text:p text:style-name="P26"><text:span text:style-name="Source_5f_Text">COMMAND</text:span>: The command line that started the process.</text:p>
        </text:list-item>
      </text:list>
      <text:h text:style-name="Heading_20_3" text:outline-level="3"><text:bookmark-start text:name="sorting-with-top"/>Sorting with <text:span text:style-name="Source_5f_Text">top</text:span><text:bookmark-end text:name="sorting-with-top"/></text:h>
      <text:p text:style-name="First_20_paragraph">One of the most useful features of <text:span text:style-name="Source_5f_Text">top</text:span> is its interactivity. You can press specific keys while <text:span text:style-name="Source_5f_Text">top</text:span> is running to immediately change its display, often to sort the process list by different criteria. This is incredibly helpful when you're trying to pinpoint what's happening on your server.</text:p>
      <text:p text:style-name="Text_20_body">Here are some common keys you can press within <text:span text:style-name="Source_5f_Text">top</text:span> to sort processes:</text:p>
      <text:list xml:id="list806598016" text:style-name="L23">
        <text:list-item>
          <text:p text:style-name="P27"><text:span text:style-name="Source_5f_Text">P</text:span> <text:span text:style-name="T1">(capital P)</text:span>: Sort processes by <text:span text:style-name="T1">%CPU</text:span> usage. This is the default, and it's excellent for finding processes that are currently hogging your processor.</text:p>
        </text:list-item>
        <text:list-item>
          <text:p text:style-name="P27"><text:span text:style-name="Source_5f_Text">M</text:span> <text:span text:style-name="T1">(capital M)</text:span>: Sort processes by <text:span text:style-name="T1">%MEM</text:span> usage. Use this to identify processes that are consuming the most RAM. This is critical for troubleshooting memory leaks or applications using too much memory.</text:p>
        </text:list-item>
        <text:list-item>
          <text:p text:style-name="P27"><text:span text:style-name="Source_5f_Text">T</text:span> <text:span text:style-name="T1">(capital T)</text:span>: Sort processes by <text:span text:style-name="T1">TIME+</text:span> (cumulative CPU time). This can help you find processes that have been active for a long time and have consumed a significant amount of CPU over their lifespan.</text:p>
        </text:list-item>
        <text:list-item>
          <text:p text:style-name="P27"><text:span text:style-name="Source_5f_Text">k</text:span> <text:span text:style-name="T1">(lowercase k)</text:span>: This is the <text:span text:style-name="Source_5f_Text">kill</text:span> command within top (we'll cover <text:span text:style-name="Source_5f_Text">kill</text:span> in more detail next). It prompts you for a PID to terminate a process.</text:p>
        </text:list-item>
        <text:list-item>
          <text:p text:style-name="P27"><text:span text:style-name="Source_5f_Text">q</text:span> <text:span text:style-name="T1">(lowercase q)</text:span>: To <text:span text:style-name="T1">quit</text:span> <text:span text:style-name="Source_5f_Text">top</text:span>. Don't just close your terminal! Always exit top gracefully with <text:span text:style-name="Source_5f_Text">q</text:span>.</text:p>
        </text:list-item>
      </text:list>
      <text:p text:style-name="P2">Example Scenario:</text:p>
      <text:p text:style-name="Text_20_body">Imagine your server is suddenly running slow. You type top.</text:p>
      <text:list xml:id="list3859046653" text:style-name="L24">
        <text:list-item>
          <text:p text:style-name="P28">First, you look at the <text:span text:style-name="Source_5f_Text">load average</text:span> in the header. If it's high, say above the number of CPU cores you have, it suggests a heavy workload.</text:p>
        </text:list-item>
        <text:list-item>
          <text:p text:style-name="P28">Then, you look at the <text:span text:style-name="Source_5f_Text">%Cpu(s)</text:span> line. If <text:span text:style-name="Source_5f_Text">id</text:span> (idle) is low and <text:span text:style-name="Source_5f_Text">us</text:span> (user) or <text:span text:style-name="Source_5f_Text">sy</text:span> (system) are high, your CPU is busy.</text:p>
        </text:list-item>
        <text:list-item>
          <text:p text:style-name="P28">Next, you'd probably press <text:span text:style-name="Source_5f_Text">P</text:span> to ensure the list is sorted by <text:span text:style-name="Source_5f_Text">%CPU</text:span>. You'd then look at the <text:soft-page-break/>top few processes in the list to see which <text:span text:style-name="Source_5f_Text">COMMAND</text:span> is consuming the most CPU.</text:p>
        </text:list-item>
        <text:list-item>
          <text:p text:style-name="P28">If CPU usage looks normal, you might press <text:span text:style-name="Source_5f_Text">M</text:span> to sort by <text:span text:style-name="Source_5f_Text">%MEM</text:span>to see if a process is eating up all your RAM.</text:p>
        </text:list-item>
      </text:list>
      <text:p text:style-name="First_20_paragraph">This dynamic sorting allows you to quickly drill down into the most relevant information for troubleshooting.</text:p>
      <text:h text:style-name="Heading_20_2" text:outline-level="2"><text:bookmark-start text:name="controlling-processes-with-kill"/>Controlling Processes with <text:span text:style-name="Source_5f_Text">kill</text:span><text:bookmark-end text:name="controlling-processes-with-kill"/></text:h>
      <text:p text:style-name="First_20_paragraph">While <text:span text:style-name="Source_5f_Text">ps</text:span> and <text:span text:style-name="Source_5f_Text">top</text:span> are for viewing, the <text:span text:style-name="Source_5f_Text">kill</text:span> command is for action. Despite its name, <text:span text:style-name="Source_5f_Text">kill</text:span> doesn't always mean "terminate." Instead, it sends a signal to a process. These signals are essentially messages that tell a process to do something specific. It's like sending a coded instruction to a program.</text:p>
      <text:h text:style-name="Heading_20_3" text:outline-level="3"><text:bookmark-start text:name="introducing-kill-and-understanding-signals"/>Introducing <text:span text:style-name="Source_5f_Text">kill</text:span> and Understanding Signals<text:bookmark-end text:name="introducing-kill-and-understanding-signals"/></text:h>
      <text:p text:style-name="First_20_paragraph">Every process in Linux is designed to respond to various signals. Some signals are meant for graceful shutdowns, while others are for immediate termination. Knowing the difference is crucial for maintaining system stability.</text:p>
      <text:p text:style-name="Text_20_body">The basic syntax for the <text:span text:style-name="Source_5f_Text">kill</text:span> command is:</text:p>
      <text:p text:style-name="Preformatted_20_Text"><text:span text:style-name="BuiltInTok">kill</text:span><text:span text:style-name="NormalTok"> </text:span><text:span text:style-name="PreprocessorTok">[</text:span><text:span text:style-name="SpecialStringTok">signal_number_or_name</text:span><text:span text:style-name="PreprocessorTok">]</text:span><text:span text:style-name="NormalTok"> </text:span><text:span text:style-name="PreprocessorTok">[</text:span><text:span text:style-name="SpecialStringTok">PID</text:span><text:span text:style-name="PreprocessorTok">]</text:span> </text:p>
      <text:p text:style-name="First_20_paragraph">You always need to provide the <text:span text:style-name="T1">PID</text:span> (Process ID) of the process you want to affect.</text:p>
      <text:p text:style-name="Text_20_body">Let's look at some of the most common and important signals you'll use:</text:p>
      <text:list xml:id="list3238031954" text:style-name="L25">
        <text:list-item>
          <text:p text:style-name="P29"><text:span text:style-name="Source_5f_Text">SIGTERM</text:span> <text:span text:style-name="T1">(Signal 15 - Default): Graceful Termination</text:span></text:p>
          <text:list text:style-name="L26">
            <text:list-item>
              <text:p text:style-name="P30">This is the default signal sent by the <text:span text:style-name="Source_5f_Text">kill</text:span> command if you don't specify one.</text:p>
            </text:list-item>
            <text:list-item>
              <text:p text:style-name="P30"><text:span text:style-name="Source_5f_Text">kill [PID]</text:span> is equivalent to <text:span text:style-name="Source_5f_Text">kill -15 [PID]</text:span> or <text:span text:style-name="Source_5f_Text">kill -SIGTERM [PID]</text:span>.</text:p>
            </text:list-item>
            <text:list-item>
              <text:p text:style-name="P30"><text:span text:style-name="Source_5f_Text">SIGTERM</text:span> is a "polite" request for a process to shut down. It gives the process a chance to clean up open files, save progress, and exit gracefully. Think of it as telling an application, "Please close when you're ready." Most well-behaved applications will comply.</text:p>
            </text:list-item>
          </text:list>
        </text:list-item>
        <text:list-item>
          <text:p text:style-name="P29"><text:span text:style-name="Source_5f_Text">SIGKILL</text:span> <text:span text:style-name="T1">(Signal 9): Forceful Termination</text:span></text:p>
          <text:list text:style-name="L27">
            <text:list-item>
              <text:p text:style-name="P31">This is the "nuclear option."</text:p>
            </text:list-item>
            <text:list-item>
              <text:p text:style-name="P31">You use it like: <text:span text:style-name="Source_5f_Text">kill -9 [PID]</text:span> or <text:span text:style-name="Source_5f_Text">kill -SIGKILL [PID]</text:span>.</text:p>
            </text:list-item>
            <text:list-item>
              <text:p text:style-name="P31"><text:span text:style-name="Source_5f_Text">SIGKILL</text:span> forces a process to terminate immediately, without any chance to save data or clean up. It cannot be caught, ignored, or blocked by the process. It's like unplugging a computer without shutting it down. You should use this as a last resort when a process is unresponsive and won't terminate with <text:span text:style-name="Source_5f_Text">SIGTERM</text:span>.</text:p>
            </text:list-item>
          </text:list>
        </text:list-item>
        <text:list-item>
          <text:p text:style-name="P29"><text:span text:style-name="Source_5f_Text">SIGHUP</text:span> <text:span text:style-name="T1">(Signal 1): Hang Up (often for reloading configuration)</text:span></text:p>
          <text:list text:style-name="L28">
            <text:list-item>
              <text:p text:style-name="P32">You use it like: <text:span text:style-name="Source_5f_Text">kill -1 [PID]</text:span> or <text:span text:style-name="Source_5f_Text">kill -SIGHUP [PID]</text:span>.</text:p>
            </text:list-item>
            <text:list-item>
              <text:p text:style-name="P32">Historically, this signal was sent when a terminal connection was lost (hung up).</text:p>
            </text:list-item>
            <text:list-item>
              <text:p text:style-name="P32">For many server applications (like web servers or databases), <text:span text:style-name="Source_5f_Text">SIGHUP</text:span> has been <text:soft-page-break/>repurposed. It often tells a process to re-read its configuration files without fully restarting the service. This is incredibly useful for applying changes without downtime. It's like telling an application, "Refresh your instructions, but keep running!"</text:p>
            </text:list-item>
          </text:list>
        </text:list-item>
      </text:list>
      <text:p text:style-name="P2">Why are these signals important?</text:p>
      <text:p text:style-name="Text_20_body">As a system administrator, you'll frequently encounter situations where you need to stop a process.</text:p>
      <text:list xml:id="list3291945094" text:style-name="L29">
        <text:list-item>
          <text:p text:style-name="P33">If an application is misbehaving but you want it to shut down cleanly to prevent data corruption, you'd use <text:span text:style-name="Source_5f_Text">SIGTERM</text:span>.</text:p>
        </text:list-item>
        <text:list-item>
          <text:p text:style-name="P33">If a process is completely frozen and unresponsive, hogging resources, and <text:span text:style-name="Source_5f_Text">SIGTERM</text:span> doesn't work, then <text:span text:style-name="Source_5f_Text">SIGKILL</text:span> is your last resort.</text:p>
        </text:list-item>
        <text:list-item>
          <text:p text:style-name="P33">If you've changed a service's configuration and want it to pick up the new settings without interrupting users, <text:span text:style-name="Source_5f_Text">SIGHUP</text:span> is often the elegant solution.</text:p>
        </text:list-item>
      </text:list>
      <text:p text:style-name="First_20_paragraph">Understanding these signals gives you precise control over your running applications.</text:p>
      <text:h text:style-name="Heading_20_3" text:outline-level="3"><text:bookmark-start text:name="terminating-processes-by-pid"/>Terminating Processes by PID<text:bookmark-end text:name="terminating-processes-by-pid"/></text:h>
      <text:p text:style-name="First_20_paragraph">Now let's put the <text:span text:style-name="Source_5f_Text">kill</text:span> command and its signals into practice. The most common way to terminate a process is by its <text:span text:style-name="T1">Process ID (PID)</text:span>. This is why <text:span text:style-name="Source_5f_Text">ps</text:span> and <text:span text:style-name="Source_5f_Text">top</text:span> are so important—they help you find that crucial PID.</text:p>
      <text:p text:style-name="Text_20_body">Here's how you'd typically use <text:span text:style-name="Source_5f_Text">kill</text:span> to stop a process:</text:p>
      <text:list xml:id="list1824291322" text:style-name="L30">
        <text:list-item>
          <text:p text:style-name="P34"><text:span text:style-name="T1">Find the PID</text:span>:</text:p>
          <text:p text:style-name="P34">First, you use <text:span text:style-name="Source_5f_Text">ps</text:span> or <text:span text:style-name="Source_5f_Text">top</text:span> to identify the PID of the process you want to terminate. For example, if you wanted to stop a misbehaving <text:span text:style-name="Source_5f_Text">web_server_app</text:span>:</text:p>
          <text:p text:style-name="P3"><text:span text:style-name="FunctionTok">ps</text:span><text:span text:style-name="NormalTok"> aux </text:span><text:span text:style-name="KeywordTok">|</text:span><text:span text:style-name="NormalTok"> </text:span><text:span text:style-name="FunctionTok">grep</text:span><text:span text:style-name="NormalTok"> </text:span><text:span text:style-name="PreprocessorTok">[</text:span><text:span text:style-name="SpecialStringTok">w</text:span><text:span text:style-name="PreprocessorTok">]</text:span><text:span text:style-name="NormalTok">eb_server_app</text:span> </text:p>
          <text:p text:style-name="P34">You'd look for the process line and note down the number in the <text:span text:style-name="Source_5f_Text">PID</text:span> column. Let's say you found its PID is <text:span text:style-name="Source_5f_Text">12345</text:span>.</text:p>
        </text:list-item>
        <text:list-item>
          <text:p text:style-name="P34">Send a <text:span text:style-name="Source_5f_Text">SIGTERM</text:span> <text:span text:style-name="T1">(Graceful Shutdown)</text:span>:</text:p>
          <text:p text:style-name="P34">This is your first and preferred method. It's like gently asking an application to close.</text:p>
          <text:p text:style-name="P3"><text:span text:style-name="BuiltInTok">kill</text:span><text:span text:style-name="NormalTok"> 12345</text:span> </text:p>
          <text:p text:style-name="P34">(Remember, leaving out the signal number defaults to <text:span text:style-name="Source_5f_Text">SIGTERM</text:span> which is signal 15).</text:p>
          <text:p text:style-name="P34">Most well-behaved applications will receive this signal, perform any necessary cleanup (like saving data, closing files), and then exit. You'd typically wait a few seconds and then check with <text:span text:style-name="Source_5f_Text">ps</text:span> again to see if the process is gone.</text:p>
        </text:list-item>
        <text:list-item>
          <text:p text:style-name="P34">Send a <text:span text:style-name="Source_5f_Text">SIGKILL</text:span> <text:span text:style-name="T1">(Forceful Shutdown)</text:span>:</text:p>
          <text:p text:style-name="P34">If the process <text:span text:style-name="Source_5f_Text">12345</text:span> doesn't respond to <text:span text:style-name="Source_5f_Text">SIGTERM</text:span> (meaning it's frozen or completely <text:soft-page-break/>unresponsive), then you'd use <text:span text:style-name="Source_5f_Text">SIGKILL</text:span>. This should be a last resort, as it doesn't allow the process to clean up, which could potentially lead to minor data corruption or orphaned files depending on the application.</text:p>
          <text:p text:style-name="P3"><text:span text:style-name="BuiltInTok">kill</text:span><text:span text:style-name="NormalTok"> </text:span><text:span text:style-name="AttributeTok">-9</text:span><text:span text:style-name="NormalTok"> 12345</text:span> </text:p>
          <text:p text:style-name="P34">This command forces the operating system to immediately terminate the process. After this, it should be gone instantly.</text:p>
        </text:list-item>
      </text:list>
      <text:p text:style-name="First_20_paragraph"><text:span text:style-name="T1">When to use which signal</text:span>:</text:p>
      <text:list xml:id="list2030298818" text:style-name="L31">
        <text:list-item>
          <text:p text:style-name="P35"><text:span text:style-name="T1">Always try</text:span> <text:span text:style-name="Source_5f_Text">SIGTERM</text:span> <text:span text:style-name="T1">(default</text:span> <text:span text:style-name="Source_5f_Text">kill</text:span><text:span text:style-name="T1">) first</text:span>. This is the polite and safe way to shut down processes.</text:p>
        </text:list-item>
        <text:list-item>
          <text:p text:style-name="P35"><text:span text:style-name="T1">Only use</text:span> <text:span text:style-name="Source_5f_Text">SIGKILL (kill -9)</text:span> <text:span text:style-name="T1">if</text:span> <text:span text:style-name="Source_5f_Text">SIGTERM</text:span> <text:span text:style-name="T1">fails</text:span> and the process remains unresponsive, consumes excessive resources, or needs to be removed immediately.</text:p>
        </text:list-item>
      </text:list>
      <text:p text:style-name="First_20_paragraph">Think of it like this: if you want to turn off a light, you flip the switch (<text:span text:style-name="Source_5f_Text">SIGTERM</text:span>). If the switch is broken and the light is flickering dangerously, you might have to unscrew the bulb directly (<text:span text:style-name="Source_5f_Text">SIGKILL</text:span>).</text:p>
      <text:p text:style-name="Text_20_body">Practicing with these commands on a non-critical system (like a virtual machine or a test environment) is highly recommended before using them on production servers.</text:p>
      <text:h text:style-name="Heading_20_3" text:outline-level="3"><text:bookmark-start text:name="terminating-processes-with-killall-and-pkill"/>Terminating Processes with <text:span text:style-name="Source_5f_Text">killall</text:span> and <text:span text:style-name="Source_5f_Text">pkill</text:span><text:bookmark-end text:name="terminating-processes-with-killall-and-pkill"/></text:h>
      <text:p text:style-name="First_20_paragraph">While <text:span text:style-name="Source_5f_Text">kill</text:span> is precise because it targets a specific PID, sometimes you need to terminate all instances of a particular program. That's where <text:span text:style-name="Source_5f_Text">killall</text:span> and <text:span text:style-name="Source_5f_Text">pkill</text:span> come in handy.</text:p>
      <text:list xml:id="list279626828" text:style-name="L32">
        <text:list-item>
          <text:p text:style-name="P36"><text:span text:style-name="Source_5f_Text">killall</text:span> <text:span text:style-name="T1">(Terminate by Name)</text:span></text:p>
          <text:p text:style-name="P36">The <text:span text:style-name="Source_5f_Text">killall</text:span> command allows you to terminate processes by their name, rather than their PID. This is incredibly useful when you have multiple instances of the same application running (e.g., several instances of a web browser or a background service).</text:p>
          <text:p text:style-name="P36">The syntax is straightforward:</text:p>
          <text:p text:style-name="P4"><text:span text:style-name="FunctionTok">killall</text:span><text:span text:style-name="NormalTok"> </text:span><text:span text:style-name="PreprocessorTok">[</text:span><text:span text:style-name="SpecialStringTok">signal_number_or_name</text:span><text:span text:style-name="PreprocessorTok">]</text:span><text:span text:style-name="NormalTok"> </text:span><text:span text:style-name="PreprocessorTok">[</text:span><text:span text:style-name="SpecialStringTok">process_name</text:span><text:span text:style-name="PreprocessorTok">]</text:span> </text:p>
          <text:p text:style-name="P36">Just like <text:span text:style-name="Source_5f_Text">kill</text:span>, if you don't specify a signal, it defaults to <text:span text:style-name="Source_5f_Text">SIGTERM</text:span> (15).</text:p>
          <text:p text:style-name="P36"><text:span text:style-name="T1">Example</text:span>: If you wanted to stop all running instances of a program called <text:span text:style-name="Source_5f_Text">my_app</text:span>:</text:p>
          <text:p text:style-name="P4"><text:span text:style-name="FunctionTok">killall</text:span><text:span text:style-name="NormalTok"> my_app</text:span> </text:p>
          <text:p text:style-name="P36">This would send a <text:span text:style-name="Source_5f_Text">SIGTERM</text:span> to every process named <text:span text:style-name="Source_5f_Text">my_app</text:span>. If they don't terminate gracefully, you could use:</text:p>
          <text:p text:style-name="P4"><text:span text:style-name="FunctionTok">killall</text:span><text:span text:style-name="NormalTok"> </text:span><text:span text:style-name="AttributeTok">-9</text:span><text:span text:style-name="NormalTok"> my_app</text:span> </text:p>
          <text:p text:style-name="P36">This would forcefully kill all instances of <text:span text:style-name="Source_5f_Text">my_app</text:span>.</text:p>
          <text:p text:style-name="P36"><text:span text:style-name="T1">Caution</text:span>: Be very careful with <text:span text:style-name="Source_5f_Text">killall</text:span>, especially when using <text:span text:style-name="Source_5f_Text">-9</text:span>. If you mistakenly use a common system process name, you could inadvertently terminate critical system components, potentially causing instability or even a system crash. Always double-check <text:soft-page-break/>the process name!</text:p>
        </text:list-item>
        <text:list-item>
          <text:p text:style-name="P36"><text:span text:style-name="Source_5f_Text">pkill</text:span> <text:span text:style-name="T1">(Terminate by Name or Other Attributes)</text:span></text:p>
          <text:p text:style-name="P36"><text:span text:style-name="Source_5f_Text">pkill</text:span> is even more versatile than <text:span text:style-name="Source_5f_Text">killall</text:span>. It can terminate processes based on their name, but also by user, terminal, or other attributes using regular expressions. It's like a more powerful grep combined with <text:span text:style-name="Source_5f_Text">kill</text:span>.</text:p>
          <text:p text:style-name="P36">The basic syntax is similar:</text:p>
          <text:p text:style-name="P4"><text:span text:style-name="ExtensionTok">pkill</text:span><text:span text:style-name="NormalTok"> </text:span><text:span text:style-name="PreprocessorTok">[</text:span><text:span text:style-name="SpecialStringTok">signal_number_or_name</text:span><text:span text:style-name="PreprocessorTok">]</text:span><text:span text:style-name="NormalTok"> </text:span><text:span text:style-name="PreprocessorTok">[</text:span><text:span text:style-name="SpecialStringTok">options</text:span><text:span text:style-name="PreprocessorTok">]</text:span><text:span text:style-name="NormalTok"> </text:span><text:span text:style-name="PreprocessorTok">[</text:span><text:span text:style-name="SpecialStringTok">pattern</text:span><text:span text:style-name="PreprocessorTok">]</text:span> </text:p>
          <text:p text:style-name="P36"><text:span text:style-name="T1">Example</text:span>:</text:p>
          <text:list text:style-name="L33">
            <text:list-item>
              <text:p text:style-name="P37">To kill all processes named <text:span text:style-name="Source_5f_Text">my_app</text:span> (similar to <text:span text:style-name="Source_5f_Text">killall</text:span>):</text:p>
              <text:p text:style-name="P5"><text:span text:style-name="ExtensionTok">pkill</text:span><text:span text:style-name="NormalTok"> my_app</text:span> </text:p>
            </text:list-item>
            <text:list-item>
              <text:p text:style-name="P37">To kill processes owned by a specific user:</text:p>
              <text:p text:style-name="P5"><text:span text:style-name="ExtensionTok">pkill</text:span><text:span text:style-name="NormalTok"> </text:span><text:span text:style-name="AttributeTok">-u</text:span><text:span text:style-name="NormalTok"> username</text:span> </text:p>
            </text:list-item>
            <text:list-item>
              <text:p text:style-name="P37">To kill processes whose command line contains a specific pattern (e.g., all <text:span text:style-name="Source_5f_Text">python</text:span> scripts running from a certain directory):</text:p>
              <text:p text:style-name="P5"><text:span text:style-name="ExtensionTok">pkill</text:span><text:span text:style-name="NormalTok"> </text:span><text:span text:style-name="AttributeTok">-f</text:span><text:span text:style-name="NormalTok"> </text:span><text:span text:style-name="StringTok">"python /opt/my_scripts/.*"</text:span> </text:p>
              <text:p text:style-name="P37">The -f option matches against the full command line.</text:p>
            </text:list-item>
          </text:list>
          <text:p text:style-name="P36"><text:span text:style-name="Source_5f_Text">pkill</text:span> offers more granular control, making it very powerful for advanced process management.</text:p>
        </text:list-item>
      </text:list>
      <text:p text:style-name="First_20_paragraph"><text:span text:style-name="T1">Why use</text:span> <text:span text:style-name="Source_5f_Text">killall</text:span> <text:span text:style-name="T1">or</text:span> <text:span text:style-name="Source_5f_Text">pkill</text:span><text:span text:style-name="T1">?</text:span></text:p>
      <text:list xml:id="list1216476627" text:style-name="L34">
        <text:list-item>
          <text:p text:style-name="P38"><text:span text:style-name="T1">Convenience</text:span>: When you know the name of the program and want to affect all its instances without looking up each PID individually.</text:p>
        </text:list-item>
        <text:list-item>
          <text:p text:style-name="P38"><text:span text:style-name="T1">Automation</text:span>: Useful in scripts where you need to stop services or applications.</text:p>
        </text:list-item>
        <text:list-item>
          <text:p text:style-name="P38"><text:span text:style-name="T1">Targeted Termination</text:span>: <text:span text:style-name="Source_5f_Text">pkill</text:span>'s ability to use patterns and other criteria makes it excellent for more complex termination scenario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5:45:25Z</meta:creation-date>
    <dc:date>2025-06-10T11:50:22.191976200</dc:date>
    <meta:editing-duration>PT27S</meta:editing-duration>
    <meta:editing-cycles>1</meta:editing-cycles>
    <meta:document-statistic meta:table-count="0" meta:image-count="0" meta:object-count="0" meta:page-count="10" meta:paragraph-count="205" meta:word-count="3772" meta:character-count="21910" meta:non-whitespace-character-count="18434"/>
  </office:meta>
</office:document-meta>
</file>